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 FEATURES</text:p>
      <text:p text:style-name="Standard"/>
      <text:p text:style-name="Standard"/>
      <text:p text:style-name="Standard">JAVA 9</text:p>
      <text:list xml:id="list550302575965221278" text:style-name="L2">
        <text:list-item>
          <text:p text:style-name="P1">Java 9 Module System</text:p>
        </text:list-item>
        <text:list-item>
          <text:p text:style-name="P1">Reactive Streams (https://www.journaldev.com/20723/java-9-reactive-streams)</text:p>
        </text:list-item>
        <text:list-item>
          <text:p text:style-name="P1">Java 9 REPL (JShell)</text:p>
        </text:list-item>
        <text:list-item>
          <text:p text:style-name="P1">Factory Methods for Immutable List, Set, Map and Map.Entry</text:p>
        </text:list-item>
        <text:list-item>
          <text:p text:style-name="P1">Private methods in Interfaces</text:p>
        </text:list-item>
        <text:list-item>
          <text:p text:style-name="P1">Process API Improvements</text:p>
        </text:list-item>
        <text:list-item>
          <text:p text:style-name="P1">Try With Resources Improvement</text:p>
        </text:list-item>
        <text:list-item>
          <text:p text:style-name="P1">CompletableFuture API Improvements</text:p>
        </text:list-item>
        <text:list-item>
          <text:p text:style-name="P1">Diamond Operator for Anonymous Inner Class</text:p>
        </text:list-item>
        <text:list-item>
          <text:p text:style-name="P1">Optional Class Improvements</text:p>
        </text:list-item>
        <text:list-item>
          <text:p text:style-name="P1">Stream API Improvements</text:p>
        </text:list-item>
        <text:list-item>
          <text:p text:style-name="P1">HTTP 2 Client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Edwards</meta:initial-creator>
    <meta:creation-date>2020-10-25T01:06:18</meta:creation-date>
    <dc:date>2020-10-25T22:14:39</dc:date>
    <dc:creator>John Edwards</dc:creator>
    <meta:editing-duration>PT21H8M21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14" meta:word-count="65" meta:character-count="426"/>
  </office:meta>
</office:document-meta>
</file>